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dia/image1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7.39069444444444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3.31611111111111cm"/>
    </style:style>
    <style:style style:name="co4" style:family="table-column">
      <style:table-column-properties fo:break-before="auto" style:column-width="10.7597222222222cm"/>
    </style:style>
    <style:style style:name="co5" style:family="table-column">
      <style:table-column-properties fo:break-before="auto" style:column-width="2.59291666666667cm" style:use-optimal-column-width="true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rgets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sunxi/cortexa7/</text:p>
          </table:table-cell>
          <table:table-cell office:value-type="float" office:value="770" table:style-name="ce1">
            <text:p>7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nxi/generic/</text:p>
          </table:table-cell>
          <table:table-cell office:value-type="float" office:value="321" table:style-name="ce1">
            <text:p>321</text:p>
          </table:table-cell>
          <table:table-cell table:style-name="ce1">
            <draw:frame draw:z-index="1" draw:id="id0" draw:style-name="a0" draw:name="Diagramm 2" svg:x="0.44444in" svg:y="0.12847in" svg:width="8.77083in" svg:height="5.4201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ar71xx/nand/</text:p>
          </table:table-cell>
          <table:table-cell office:value-type="float" office:value="281" table:style-name="ce1">
            <text:p>2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nxi/cortexa8/</text:p>
          </table:table-cell>
          <table:table-cell office:value-type="float" office:value="251" table:style-name="ce1">
            <text:p>2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91/legacy/</text:p>
          </table:table-cell>
          <table:table-cell office:value-type="float" office:value="238" table:style-name="ce1">
            <text:p>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map/generic/</text:p>
          </table:table-cell>
          <table:table-cell office:value-type="float" office:value="203" table:style-name="ce1">
            <text:p>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nxi/cortexa53/</text:p>
          </table:table-cell>
          <table:table-cell office:value-type="float" office:value="199" table:style-name="ce1">
            <text:p>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xnas/ox820/</text:p>
          </table:table-cell>
          <table:table-cell office:value-type="float" office:value="199" table:style-name="ce1">
            <text:p>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91/sam9x/</text:p>
          </table:table-cell>
          <table:table-cell office:value-type="float" office:value="175" table:style-name="ce1">
            <text:p>1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86/64/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91/sama5/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86/generic/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86/legacy/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vebu/cortexa53/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91/sama5d2/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86/geode/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xnas/generic/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cm2708/bcm2710/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cm2708/bcm2708/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vebu/cortexa9/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cm2708/bcm2709/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vebu/cortexa72/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mini/generic/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mvirt/64/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mvirt/32/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ynq/generic/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m821xx/sata/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pq806x/generic/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rkwood/generic/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m821xx/nand/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91/sama5d3/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71xx/mikrotik/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c770/generic/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x6/generic/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ips/mt7621/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h25/generic/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chs38/generic/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xs/generic/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teon/generic/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91/sama5d4/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itere</text:p>
          </table:table-cell>
          <table:table-cell office:value-type="float" office:value="484" table:style-name="ce1">
            <text:p>484</text:p>
          </table:table-cell>
          <table:table-cell table:number-columns-repeated="16382"/>
        </table:table-row>
        <table:table-row table:number-rows-repeated="1048535" table:style-name="ro1">
          <table:table-cell table:number-columns-repeated="16384"/>
        </table:table-row>
      </table:table>
      <table:table table:name="version1" table:style-name="ta1"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19.07.0</text:p>
          </table:table-cell>
          <table:table-cell office:value-type="float" office:value="716" table:style-name="ce1">
            <text:p>716</text:p>
          </table:table-cell>
          <table:table-cell table:style-name="ce1"/>
          <table:table-cell office:value-type="string" office:string-value="19.07.0 : 716" table:formula="of:=[.A1] &amp; &quot; : &quot; &amp; [.B1]" table:style-name="ce1">
            <text:p>19.07.0 : 716</text:p>
          </table:table-cell>
          <table:table-cell office:value-type="float" office:value="716" table:style-name="ce1">
            <text:p>716</text:p>
          </table:table-cell>
          <table:table-cell table:style-name="ce1">
            <draw:frame draw:z-index="1" draw:id="id1" draw:style-name="a1" draw:name="Diagramm 2" svg:x="0.875in" svg:y="0.12153in" svg:width="7.61806in" svg:height="5.4618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18.06.0</text:p>
          </table:table-cell>
          <table:table-cell office:value-type="float" office:value="525" table:style-name="ce1">
            <text:p>525</text:p>
          </table:table-cell>
          <table:table-cell table:style-name="ce1"/>
          <table:table-cell office:value-type="string" office:string-value="18.06.0 : 525" table:formula="of:=[.A2] &amp; &quot; : &quot; &amp; [.B2]" table:style-name="ce1">
            <text:p>18.06.0 : 525</text:p>
          </table:table-cell>
          <table:table-cell office:value-type="float" office:value="525" table:style-name="ce1">
            <text:p>5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.01.0</text:p>
          </table:table-cell>
          <table:table-cell office:value-type="float" office:value="355" table:style-name="ce1">
            <text:p>355</text:p>
          </table:table-cell>
          <table:table-cell table:style-name="ce1"/>
          <table:table-cell office:value-type="string" office:string-value="17.01.0 : 355" table:formula="of:=[.A3] &amp; &quot; : &quot; &amp; [.B3]" table:style-name="ce1">
            <text:p>17.01.0 : 355</text:p>
          </table:table-cell>
          <table:table-cell office:value-type="float" office:value="355" table:style-name="ce1">
            <text:p>3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.07.3</text:p>
          </table:table-cell>
          <table:table-cell office:value-type="float" office:value="262" table:style-name="ce1">
            <text:p>262</text:p>
          </table:table-cell>
          <table:table-cell table:style-name="ce1"/>
          <table:table-cell office:value-type="string" office:string-value="19.07.3 : 262" table:formula="of:=[.A4] &amp; &quot; : &quot; &amp; [.B4]" table:style-name="ce1">
            <text:p>19.07.3 : 262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.07.4</text:p>
          </table:table-cell>
          <table:table-cell office:value-type="float" office:value="241" table:style-name="ce1">
            <text:p>241</text:p>
          </table:table-cell>
          <table:table-cell table:style-name="ce1"/>
          <table:table-cell office:value-type="string" office:string-value="19.07.4 : 241" table:formula="of:=[.A5] &amp; &quot; : &quot; &amp; [.B5]" table:style-name="ce1">
            <text:p>19.07.4 : 241</text:p>
          </table:table-cell>
          <table:table-cell office:value-type="float" office:value="241" table:style-name="ce1">
            <text:p>2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.07.2</text:p>
          </table:table-cell>
          <table:table-cell office:value-type="float" office:value="239" table:style-name="ce1">
            <text:p>239</text:p>
          </table:table-cell>
          <table:table-cell table:style-name="ce1"/>
          <table:table-cell office:value-type="string" office:string-value="19.07.2 : 239" table:formula="of:=[.A6] &amp; &quot; : &quot; &amp; [.B6]" table:style-name="ce1">
            <text:p>19.07.2 : 239</text:p>
          </table:table-cell>
          <table:table-cell office:value-type="float" office:value="239" table:style-name="ce1">
            <text:p>2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.07.1</text:p>
          </table:table-cell>
          <table:table-cell office:value-type="float" office:value="239" table:style-name="ce1">
            <text:p>239</text:p>
          </table:table-cell>
          <table:table-cell table:style-name="ce1"/>
          <table:table-cell office:value-type="string" office:string-value="19.07.1 : 239" table:formula="of:=[.A7] &amp; &quot; : &quot; &amp; [.B7]" table:style-name="ce1">
            <text:p>19.07.1 : 239</text:p>
          </table:table-cell>
          <table:table-cell office:value-type="float" office:value="239" table:style-name="ce1">
            <text:p>2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.06.1</text:p>
          </table:table-cell>
          <table:table-cell office:value-type="float" office:value="209" table:style-name="ce1">
            <text:p>209</text:p>
          </table:table-cell>
          <table:table-cell table:style-name="ce1"/>
          <table:table-cell office:value-type="string" office:string-value="18.06.1 : 209" table:formula="of:=[.A8] &amp; &quot; : &quot; &amp; [.B8]" table:style-name="ce1">
            <text:p>18.06.1 : 209</text:p>
          </table:table-cell>
          <table:table-cell office:value-type="float" office:value="209" table:style-name="ce1">
            <text:p>2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.06.8</text:p>
          </table:table-cell>
          <table:table-cell office:value-type="float" office:value="207" table:style-name="ce1">
            <text:p>207</text:p>
          </table:table-cell>
          <table:table-cell table:style-name="ce1"/>
          <table:table-cell office:value-type="string" office:string-value="18.06.8 : 207" table:formula="of:=[.A9] &amp; &quot; : &quot; &amp; [.B9]" table:style-name="ce1">
            <text:p>18.06.8 : 207</text:p>
          </table:table-cell>
          <table:table-cell office:value-type="float" office:value="207" table:style-name="ce1">
            <text:p>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.06.6</text:p>
          </table:table-cell>
          <table:table-cell office:value-type="float" office:value="206" table:style-name="ce1">
            <text:p>206</text:p>
          </table:table-cell>
          <table:table-cell table:style-name="ce1"/>
          <table:table-cell office:value-type="string" office:string-value="18.06.6 : 206" table:formula="of:=[.A10] &amp; &quot; : &quot; &amp; [.B10]" table:style-name="ce1">
            <text:p>18.06.6 : 206</text:p>
          </table:table-cell>
          <table:table-cell office:value-type="float" office:value="206" table:style-name="ce1">
            <text:p>2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.06.4</text:p>
          </table:table-cell>
          <table:table-cell office:value-type="float" office:value="206" table:style-name="ce1">
            <text:p>206</text:p>
          </table:table-cell>
          <table:table-cell table:style-name="ce1"/>
          <table:table-cell office:value-type="string" office:string-value="18.06.4 : 206" table:formula="of:=[.A11] &amp; &quot; : &quot; &amp; [.B11]" table:style-name="ce1">
            <text:p>18.06.4 : 206</text:p>
          </table:table-cell>
          <table:table-cell office:value-type="float" office:value="206" table:style-name="ce1">
            <text:p>2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.06.3</text:p>
          </table:table-cell>
          <table:table-cell office:value-type="float" office:value="206" table:style-name="ce1">
            <text:p>206</text:p>
          </table:table-cell>
          <table:table-cell table:style-name="ce1"/>
          <table:table-cell office:value-type="string" office:string-value="18.06.3 : 206" table:formula="of:=[.A12] &amp; &quot; : &quot; &amp; [.B12]" table:style-name="ce1">
            <text:p>18.06.3 : 206</text:p>
          </table:table-cell>
          <table:table-cell office:value-type="float" office:value="206" table:style-name="ce1">
            <text:p>2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.06.7</text:p>
          </table:table-cell>
          <table:table-cell office:value-type="float" office:value="205" table:style-name="ce1">
            <text:p>205</text:p>
          </table:table-cell>
          <table:table-cell table:style-name="ce1"/>
          <table:table-cell office:value-type="string" office:string-value="18.06.7 : 205" table:formula="of:=[.A13] &amp; &quot; : &quot; &amp; [.B13]" table:style-name="ce1">
            <text:p>18.06.7 : 205</text:p>
          </table:table-cell>
          <table:table-cell office:value-type="float" office:value="205" table:style-name="ce1">
            <text:p>2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.06.2</text:p>
          </table:table-cell>
          <table:table-cell office:value-type="float" office:value="205" table:style-name="ce1">
            <text:p>205</text:p>
          </table:table-cell>
          <table:table-cell table:style-name="ce1"/>
          <table:table-cell office:value-type="string" office:string-value="18.06.2 : 205" table:formula="of:=[.A14] &amp; &quot; : &quot; &amp; [.B14]" table:style-name="ce1">
            <text:p>18.06.2 : 205</text:p>
          </table:table-cell>
          <table:table-cell office:value-type="float" office:value="205" table:style-name="ce1">
            <text:p>2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.06.5</text:p>
          </table:table-cell>
          <table:table-cell office:value-type="float" office:value="201" table:style-name="ce1">
            <text:p>201</text:p>
          </table:table-cell>
          <table:table-cell table:style-name="ce1"/>
          <table:table-cell office:value-type="string" office:string-value="18.06.5 : 201" table:formula="of:=[.A15] &amp; &quot; : &quot; &amp; [.B15]" table:style-name="ce1">
            <text:p>18.06.5 : 201</text:p>
          </table:table-cell>
          <table:table-cell office:value-type="float" office:value="201" table:style-name="ce1">
            <text:p>2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.01.5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string" office:string-value="17.01.5 : 123" table:formula="of:=[.A16] &amp; &quot; : &quot; &amp; [.B16]" table:style-name="ce1">
            <text:p>17.01.5 : 123</text:p>
          </table:table-cell>
          <table:table-cell office:value-type="float" office:value="123" table:style-name="ce1">
            <text:p>1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.01.3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string" office:string-value="17.01.3 : 120" table:formula="of:=[.A17] &amp; &quot; : &quot; &amp; [.B17]" table:style-name="ce1">
            <text:p>17.01.3 : 120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.01.4</text:p>
          </table:table-cell>
          <table:table-cell office:value-type="float" office:value="116" table:style-name="ce1">
            <text:p>116</text:p>
          </table:table-cell>
          <table:table-cell table:style-name="ce1"/>
          <table:table-cell office:value-type="string" office:string-value="17.01.4 : 116" table:formula="of:=[.A18] &amp; &quot; : &quot; &amp; [.B18]" table:style-name="ce1">
            <text:p>17.01.4 : 116</text:p>
          </table:table-cell>
          <table:table-cell office:value-type="float" office:value="116" table:style-name="ce1">
            <text:p>1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.01.2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string" office:string-value="17.01.2 : 115" table:formula="of:=[.A19] &amp; &quot; : &quot; &amp; [.B19]" table:style-name="ce1">
            <text:p>17.01.2 : 115</text:p>
          </table:table-cell>
          <table:table-cell office:value-type="float" office:value="115" table:style-name="ce1">
            <text:p>1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.01.1</text:p>
          </table:table-cell>
          <table:table-cell office:value-type="float" office:value="107" table:style-name="ce1">
            <text:p>107</text:p>
          </table:table-cell>
          <table:table-cell table:style-name="ce1"/>
          <table:table-cell office:value-type="string" office:string-value="17.01.1 : 107" table:formula="of:=[.A20] &amp; &quot; : &quot; &amp; [.B20]" table:style-name="ce1">
            <text:p>17.01.1 : 107</text:p>
          </table:table-cell>
          <table:table-cell office:value-type="float" office:value="107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.01.7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string" office:string-value="17.01.7 : 92" table:formula="of:=[.A21] &amp; &quot; : &quot; &amp; [.B21]" table:style-name="ce1">
            <text:p>17.01.7 : 9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.01.6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office:string-value="17.01.6 : 85" table:formula="of:=[.A22] &amp; &quot; : &quot; &amp; [.B22]" table:style-name="ce1">
            <text:p>17.01.6 : 85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.06.9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office:string-value="18.06.9 : 33" table:formula="of:=[.A23] &amp; &quot; : &quot; &amp; [.B23]" table:style-name="ce1">
            <text:p>18.06.9 : 33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number-rows-repeated="1048553" table:style-name="ro1">
          <table:table-cell table:number-columns-repeated="16384"/>
        </table:table-row>
      </table:table>
      <table:table table:name="targets2" table:style-name="ta1">
        <table:table-column table:style-name="co4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ar71xx/generic/</text:p>
          </table:table-cell>
          <table:table-cell office:value-type="float" office:value="1138" table:style-name="ce1">
            <text:p>1138</text:p>
          </table:table-cell>
          <table:table-cell table:style-name="ce1">
            <draw:frame draw:z-index="1" draw:id="id2" draw:style-name="a2" draw:name="Diagramm 1" svg:x="0.13889in" svg:y="0.13542in" svg:width="8.19444in" svg:height="5.4270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ath79/generic/</text:p>
          </table:table-cell>
          <table:table-cell office:value-type="float" office:value="1071" table:style-name="ce1">
            <text:p>10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ips/mt7620/</text:p>
          </table:table-cell>
          <table:table-cell office:value-type="float" office:value="911" table:style-name="ce1">
            <text:p>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ips/mt7621/</text:p>
          </table:table-cell>
          <table:table-cell office:value-type="float" office:value="798" table:style-name="ce1">
            <text:p>7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ips/rt305x/</text:p>
          </table:table-cell>
          <table:table-cell office:value-type="float" office:value="745" table:style-name="ce1">
            <text:p>7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ips/mt76x8/</text:p>
          </table:table-cell>
          <table:table-cell office:value-type="float" office:value="499" table:style-name="ce1">
            <text:p>4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tiq/xway/</text:p>
          </table:table-cell>
          <table:table-cell office:value-type="float" office:value="467" table:style-name="ce1">
            <text:p>4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cm63xx/generic/</text:p>
          </table:table-cell>
          <table:table-cell office:value-type="float" office:value="404" table:style-name="ce1">
            <text:p>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cm63xx/smp/</text:p>
          </table:table-cell>
          <table:table-cell office:value-type="float" office:value="322" table:style-name="ce1">
            <text:p>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71xx/tiny/</text:p>
          </table:table-cell>
          <table:table-cell office:value-type="float" office:value="312" table:style-name="ce1">
            <text:p>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tiq/xrx200/</text:p>
          </table:table-cell>
          <table:table-cell office:value-type="float" office:value="312" table:style-name="ce1">
            <text:p>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vebu/cortexa9/</text:p>
          </table:table-cell>
          <table:table-cell office:value-type="float" office:value="271" table:style-name="ce1">
            <text:p>2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rkwood/generic/</text:p>
          </table:table-cell>
          <table:table-cell office:value-type="float" office:value="211" table:style-name="ce1">
            <text:p>2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pq40xx/generic/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pq806x/generic/</text:p>
          </table:table-cell>
          <table:table-cell office:value-type="float" office:value="178" table:style-name="ce1">
            <text:p>1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cm47xx/legacy/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71xx/mikrotik/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tiq/falcon/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ips/rt3883/</text:p>
          </table:table-cell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cm47xx/mips74k/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7/generic/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xnas/ox820/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cm63xx/smp/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ips/rt288x/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m821xx/nand/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cm63xx/generic/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h79/tiny/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71xx/nand/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cm47xx/generic/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c85xx/p1020/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91/sam9x/</text:p>
          </table:table-cell>
          <table:table-cell office:value-type="float" office:value="43" table:style-name="ce1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yerscape/armv8_64b/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cm53xx/generic/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itere</text:p>
          </table:table-cell>
          <table:table-cell office:value-type="float" office:value="772" table:style-name="ce1">
            <text:p>772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versions2" table:style-name="ta1">
        <table:table-column table:style-name="co2" table:number-columns-repeated="3" table:default-cell-style-name="ce1"/>
        <table:table-column table:style-name="co5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19.07.4</text:p>
          </table:table-cell>
          <table:table-cell office:value-type="float" office:value="1981" table:style-name="ce1">
            <text:p>1981</text:p>
          </table:table-cell>
          <table:table-cell table:style-name="ce1"/>
          <table:table-cell office:value-type="string" office:string-value="19.07.4 : 1981" table:formula="of:=[versions2.$A1] &amp; &quot; : &quot; &amp;[versions2.$B1]" table:style-name="ce1">
            <text:p>19.07.4 : 1981</text:p>
          </table:table-cell>
          <table:table-cell office:value-type="float" office:value="1981" table:style-name="ce1">
            <text:p>198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.06.8</text:p>
          </table:table-cell>
          <table:table-cell office:value-type="float" office:value="935" table:style-name="ce1">
            <text:p>935</text:p>
          </table:table-cell>
          <table:table-cell table:style-name="ce1"/>
          <table:table-cell office:value-type="string" office:string-value="18.06.8 : 935" table:formula="of:=[versions2.$A2] &amp; &quot; : &quot; &amp;[versions2.$B2]" table:style-name="ce1">
            <text:p>18.06.8 : 935</text:p>
          </table:table-cell>
          <table:table-cell office:value-type="float" office:value="935" table:style-name="ce1">
            <text:p>93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.06.0</text:p>
          </table:table-cell>
          <table:table-cell office:value-type="float" office:value="472" table:style-name="ce1">
            <text:p>472</text:p>
          </table:table-cell>
          <table:table-cell table:style-name="ce1"/>
          <table:table-cell office:value-type="string" office:string-value="18.06.0 : 472" table:formula="of:=[versions2.$A3] &amp; &quot; : &quot; &amp;[versions2.$B3]" table:style-name="ce1">
            <text:p>18.06.0 : 472</text:p>
          </table:table-cell>
          <table:table-cell office:value-type="float" office:value="472" table:style-name="ce1">
            <text:p>472</text:p>
          </table:table-cell>
          <table:table-cell/>
          <table:table-cell table:style-name="ce1">
            <draw:frame draw:z-index="1" draw:id="id3" draw:style-name="a3" draw:name="Diagramm 3" svg:x="0.34722in" svg:y="0.19097in" svg:width="7.61806in" svg:height="5.2465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2">
            <text:p>19.07.0</text:p>
          </table:table-cell>
          <table:table-cell office:value-type="float" office:value="471" table:style-name="ce1">
            <text:p>471</text:p>
          </table:table-cell>
          <table:table-cell table:style-name="ce1"/>
          <table:table-cell office:value-type="string" office:string-value="19.07.0 : 471" table:formula="of:=[versions2.$A4] &amp; &quot; : &quot; &amp;[versions2.$B4]" table:style-name="ce1">
            <text:p>19.07.0 : 471</text:p>
          </table:table-cell>
          <table:table-cell office:value-type="float" office:value="471" table:style-name="ce1">
            <text:p>47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.07.2</text:p>
          </table:table-cell>
          <table:table-cell office:value-type="float" office:value="432" table:style-name="ce1">
            <text:p>432</text:p>
          </table:table-cell>
          <table:table-cell table:style-name="ce1"/>
          <table:table-cell office:value-type="string" office:string-value="19.07.2 : 432" table:formula="of:=[versions2.$A5] &amp; &quot; : &quot; &amp;[versions2.$B5]" table:style-name="ce1">
            <text:p>19.07.2 : 432</text:p>
          </table:table-cell>
          <table:table-cell office:value-type="float" office:value="432" table:style-name="ce1">
            <text:p>43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.06.4</text:p>
          </table:table-cell>
          <table:table-cell office:value-type="float" office:value="414" table:style-name="ce1">
            <text:p>414</text:p>
          </table:table-cell>
          <table:table-cell table:style-name="ce1"/>
          <table:table-cell office:value-type="string" office:string-value="18.06.4 : 414" table:formula="of:=[versions2.$A6] &amp; &quot; : &quot; &amp;[versions2.$B6]" table:style-name="ce1">
            <text:p>18.06.4 : 414</text:p>
          </table:table-cell>
          <table:table-cell office:value-type="float" office:value="414" table:style-name="ce1">
            <text:p>4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.01.0</text:p>
          </table:table-cell>
          <table:table-cell office:value-type="float" office:value="349" table:style-name="ce1">
            <text:p>349</text:p>
          </table:table-cell>
          <table:table-cell table:style-name="ce1"/>
          <table:table-cell office:value-type="string" office:string-value="17.01.0 : 349" table:formula="of:=[versions2.$A7] &amp; &quot; : &quot; &amp;[versions2.$B7]" table:style-name="ce1">
            <text:p>17.01.0 : 349</text:p>
          </table:table-cell>
          <table:table-cell office:value-type="float" office:value="349" table:style-name="ce1">
            <text:p>34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.07.3</text:p>
          </table:table-cell>
          <table:table-cell office:value-type="float" office:value="342" table:style-name="ce1">
            <text:p>342</text:p>
          </table:table-cell>
          <table:table-cell table:style-name="ce1"/>
          <table:table-cell office:value-type="string" office:string-value="19.07.3 : 342" table:formula="of:=[versions2.$A8] &amp; &quot; : &quot; &amp;[versions2.$B8]" table:style-name="ce1">
            <text:p>19.07.3 : 342</text:p>
          </table:table-cell>
          <table:table-cell office:value-type="float" office:value="342" table:style-name="ce1">
            <text:p>34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.06.1</text:p>
          </table:table-cell>
          <table:table-cell office:value-type="float" office:value="305" table:style-name="ce1">
            <text:p>305</text:p>
          </table:table-cell>
          <table:table-cell table:style-name="ce1"/>
          <table:table-cell office:value-type="string" office:string-value="18.06.1 : 305" table:formula="of:=[versions2.$A9] &amp; &quot; : &quot; &amp;[versions2.$B9]" table:style-name="ce1">
            <text:p>18.06.1 : 305</text:p>
          </table:table-cell>
          <table:table-cell office:value-type="float" office:value="305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.01.4</text:p>
          </table:table-cell>
          <table:table-cell office:value-type="float" office:value="277" table:style-name="ce1">
            <text:p>277</text:p>
          </table:table-cell>
          <table:table-cell table:style-name="ce1"/>
          <table:table-cell office:value-type="string" office:string-value="17.01.4 : 277" table:formula="of:=[versions2.$A10] &amp; &quot; : &quot; &amp;[versions2.$B10]" table:style-name="ce1">
            <text:p>17.01.4 : 277</text:p>
          </table:table-cell>
          <table:table-cell office:value-type="float" office:value="277" table:style-name="ce1">
            <text:p>27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.06.5</text:p>
          </table:table-cell>
          <table:table-cell office:value-type="float" office:value="253" table:style-name="ce1">
            <text:p>253</text:p>
          </table:table-cell>
          <table:table-cell table:style-name="ce1"/>
          <table:table-cell office:value-type="string" office:string-value="18.06.5 : 253" table:formula="of:=[versions2.$A11] &amp; &quot; : &quot; &amp;[versions2.$B11]" table:style-name="ce1">
            <text:p>18.06.5 : 253</text:p>
          </table:table-cell>
          <table:table-cell office:value-type="float" office:value="253" table:style-name="ce1">
            <text:p>25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9.07.1</text:p>
          </table:table-cell>
          <table:table-cell office:value-type="float" office:value="228" table:style-name="ce1">
            <text:p>228</text:p>
          </table:table-cell>
          <table:table-cell table:style-name="ce1"/>
          <table:table-cell office:value-type="string" office:string-value="19.07.1 : 228" table:formula="of:=[versions2.$A12] &amp; &quot; : &quot; &amp;[versions2.$B12]" table:style-name="ce1">
            <text:p>19.07.1 : 228</text:p>
          </table:table-cell>
          <table:table-cell office:value-type="float" office:value="228" table:style-name="ce1">
            <text:p>2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.06.2</text:p>
          </table:table-cell>
          <table:table-cell office:value-type="float" office:value="222" table:style-name="ce1">
            <text:p>222</text:p>
          </table:table-cell>
          <table:table-cell table:style-name="ce1"/>
          <table:table-cell office:value-type="string" office:string-value="18.06.2 : 222" table:formula="of:=[versions2.$A13] &amp; &quot; : &quot; &amp;[versions2.$B13]" table:style-name="ce1">
            <text:p>18.06.2 : 222</text:p>
          </table:table-cell>
          <table:table-cell office:value-type="float" office:value="222" table:style-name="ce1">
            <text:p>2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.06.7</text:p>
          </table:table-cell>
          <table:table-cell office:value-type="float" office:value="195" table:style-name="ce1">
            <text:p>195</text:p>
          </table:table-cell>
          <table:table-cell table:style-name="ce1"/>
          <table:table-cell office:value-type="string" office:string-value="18.06.7 : 195" table:formula="of:=[versions2.$A14] &amp; &quot; : &quot; &amp;[versions2.$B14]" table:style-name="ce1">
            <text:p>18.06.7 : 195</text:p>
          </table:table-cell>
          <table:table-cell office:value-type="float" office:value="195" table:style-name="ce1">
            <text:p>19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.01.3</text:p>
          </table:table-cell>
          <table:table-cell office:value-type="float" office:value="186" table:style-name="ce1">
            <text:p>186</text:p>
          </table:table-cell>
          <table:table-cell table:style-name="ce1"/>
          <table:table-cell office:value-type="string" office:string-value="17.01.3 : 186" table:formula="of:=[versions2.$A15] &amp; &quot; : &quot; &amp;[versions2.$B15]" table:style-name="ce1">
            <text:p>17.01.3 : 186</text:p>
          </table:table-cell>
          <table:table-cell office:value-type="float" office:value="186" table:style-name="ce1">
            <text:p>1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.01.7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string" office:string-value="17.01.7 : 174" table:formula="of:=[versions2.$A16] &amp; &quot; : &quot; &amp;[versions2.$B16]" table:style-name="ce1">
            <text:p>17.01.7 : 174</text:p>
          </table:table-cell>
          <table:table-cell office:value-type="float" office:value="174" table:style-name="ce1">
            <text:p>17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.01.5</text:p>
          </table:table-cell>
          <table:table-cell office:value-type="float" office:value="144" table:style-name="ce1">
            <text:p>144</text:p>
          </table:table-cell>
          <table:table-cell table:style-name="ce1"/>
          <table:table-cell office:value-type="string" office:string-value="17.01.5 : 144" table:formula="of:=[versions2.$A17] &amp; &quot; : &quot; &amp;[versions2.$B17]" table:style-name="ce1">
            <text:p>17.01.5 : 144</text:p>
          </table:table-cell>
          <table:table-cell office:value-type="float" office:value="144" table:style-name="ce1">
            <text:p>14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.01.6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string" office:string-value="17.01.6 : 115" table:formula="of:=[versions2.$A18] &amp; &quot; : &quot; &amp;[versions2.$B18]" table:style-name="ce1">
            <text:p>17.01.6 : 115</text:p>
          </table:table-cell>
          <table:table-cell office:value-type="float" office:value="115" table:style-name="ce1">
            <text:p>1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.06.3</text:p>
          </table:table-cell>
          <table:table-cell office:value-type="float" office:value="108" table:style-name="ce1">
            <text:p>108</text:p>
          </table:table-cell>
          <table:table-cell table:style-name="ce1"/>
          <table:table-cell office:value-type="string" office:string-value="18.06.3 : 108" table:formula="of:=[versions2.$A19] &amp; &quot; : &quot; &amp;[versions2.$B19]" table:style-name="ce1">
            <text:p>18.06.3 : 108</text:p>
          </table:table-cell>
          <table:table-cell office:value-type="float" office:value="108" table:style-name="ce1">
            <text:p>10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.01.2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string" office:string-value="17.01.2 : 98" table:formula="of:=[versions2.$A20] &amp; &quot; : &quot; &amp;[versions2.$B20]" table:style-name="ce1">
            <text:p>17.01.2 : 98</text:p>
          </table:table-cell>
          <table:table-cell office:value-type="float" office:value="98" table:style-name="ce1">
            <text:p>9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.06.6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string" office:string-value="18.06.6 : 86" table:formula="of:=[versions2.$A21] &amp; &quot; : &quot; &amp;[versions2.$B21]" table:style-name="ce1">
            <text:p>18.06.6 : 86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7.01.1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office:string-value="17.01.1 : 59" table:formula="of:=[versions2.$A22] &amp; &quot; : &quot; &amp;[versions2.$B22]" table:style-name="ce1">
            <text:p>17.01.1 : 59</text:p>
          </table:table-cell>
          <table:table-cell office:value-type="float" office:value="59" table:style-name="ce1">
            <text:p>5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18.06.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office:string-value="18.06.9 : 6" table:formula="of:=[versions2.$A23] &amp; &quot; : &quot; &amp;[versions2.$B23]" table:style-name="ce1">
            <text:p>18.06.9 : 6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number-rows-repeated="1048553" table:style-name="ro1">
          <table:table-cell table:number-columns-repeated="16384"/>
        </table:table-row>
      </table:table>
      <table:database-ranges>
        <table:database-range table:target-range-address="targets1.A1:targets1.B103" table:name="__Anonymous_Sheet_DB__0" table:contains-header="false">
          <table:sort>
            <table:sort-by table:field-number="1" table:order="descending"/>
          </table:sort>
        </table:database-range>
        <table:database-range table:target-range-address="version1.A1:version1.E23" table:name="__Anonymous_Sheet_DB__1" table:contains-header="false">
          <table:sort>
            <table:sort-by table:field-number="1" table:order="descending"/>
          </table:sort>
        </table:database-range>
        <table:database-range table:target-range-address="targets2.A1:targets2.B180" table:name="__Anonymous_Sheet_DB__2" table:contains-header="false">
          <table:sort>
            <table:sort-by table:field-number="1" table:order="descending"/>
          </table:sort>
        </table:database-range>
        <table:database-range table:target-range-address="versions2.A1:versions2.B23" table:name="__Anonymous_Sheet_DB__3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Henry</dc:creator>
    <meta:creation-date>2020-12-03T20:44:11Z</meta:creation-date>
    <dc:date>2020-12-03T20:16:31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25pt" svg:width="631.5pt" chart:style-name="Crt0">
        <chart:title chart:style-name="CT00">
          <text:p text:style-name="a0" text:class-names="" text:cond-style-name="">Diagrammtitel</text:p>
        </chart:title>
        <chart:plot-area chart:style-name="Plt0">
          <chart:axis chart:dimension="x" chart:name="primary-x" chart:style-name="Axs0">
            <chart:categories table:cell-range-address="targets1.$A$1:.$A$41"/>
          </chart:axis>
          <chart:axis chart:dimension="y" chart:name="primary-y" chart:style-name="Axs1">
            <chart:grid chart:class="major" chart:style-name="GMa1"/>
          </chart:axis>
          <chart:series chart:values-cell-range-address="targets1.$B$1:.$B$41" chart:class="chart:bar" chart:attached-axis="primary-y" chart:style-name="G0S0">
            <chart:data-point chart:repeated="4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6">
      <style:graphic-properties draw:fill="gradient" draw:fill-gradient-name="a10" draw:stroke="solid" svg:stroke-width="0.02083in" svg:stroke-color="#ffffff" svg:stroke-opacity="100%"/>
    </style:style>
    <style:style style:family="chart" style:name="G0S0P7">
      <style:graphic-properties draw:fill="gradient" draw:fill-gradient-name="a11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solid" draw:fill-color="#ffffff" draw:opacity="5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8">
      <style:graphic-properties draw:fill="gradient" draw:fill-gradient-name="a12" draw:stroke="solid" svg:stroke-width="0.02083in" svg:stroke-color="#ffffff" svg:stroke-opacity="100%"/>
    </style:style>
    <style:style style:family="chart" style:name="G0S0P9">
      <style:graphic-properties draw:fill="gradient" draw:fill-gradient-name="a13" draw:stroke="solid" svg:stroke-width="0.02083in" svg:stroke-color="#ffffff" svg:stroke-opacity="100%"/>
    </style:style>
    <style:style style:family="chart" style:name="G0S0P10">
      <style:graphic-properties draw:fill="gradient" draw:fill-gradient-name="a14" draw:stroke="solid" svg:stroke-width="0.02083in" svg:stroke-color="#ffffff" svg:stroke-opacity="100%"/>
    </style:style>
    <style:style style:family="chart" style:name="Wal0">
      <style:graphic-properties draw:fill="none" draw:stroke="none"/>
    </style:style>
    <style:style style:family="chart" style:name="G0S0P11">
      <style:graphic-properties draw:fill="gradient" draw:fill-gradient-name="a15" draw:stroke="solid" svg:stroke-width="0.02083in" svg:stroke-color="#ffffff" svg:stroke-opacity="100%"/>
    </style:style>
    <style:style style:family="chart" style:name="G0S0P12">
      <style:graphic-properties draw:fill="gradient" draw:fill-gradient-name="a16" draw:stroke="solid" svg:stroke-width="0.02083in" svg:stroke-color="#ffffff" svg:stroke-opacity="100%"/>
    </style:style>
    <style:style style:family="chart" style:name="G0S0P13">
      <style:graphic-properties draw:fill="gradient" draw:fill-gradient-name="a17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4">
      <style:graphic-properties draw:fill="gradient" draw:fill-gradient-name="a18" draw:stroke="solid" svg:stroke-width="0.02083in" svg:stroke-color="#ffffff" svg:stroke-opacity="100%"/>
    </style:style>
    <style:style style:family="chart" style:name="G0S0P15">
      <style:graphic-properties draw:fill="gradient" draw:fill-gradient-name="a19" draw:stroke="solid" svg:stroke-width="0.02083in" svg:stroke-color="#ffffff" svg:stroke-opacity="100%"/>
    </style:style>
    <style:style style:family="chart" style:name="G0S0P16">
      <style:graphic-properties draw:fill="gradient" draw:fill-gradient-name="a20" draw:stroke="solid" svg:stroke-width="0.02083in" svg:stroke-color="#ffffff" svg:stroke-opacity="100%"/>
    </style:style>
    <style:style style:family="chart" style:name="G0S0P17">
      <style:graphic-properties draw:fill="gradient" draw:fill-gradient-name="a21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repeat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8">
      <style:graphic-properties draw:fill="gradient" draw:fill-gradient-name="a22" draw:stroke="solid" svg:stroke-width="0.02083in" svg:stroke-color="#ffffff" svg:stroke-opacity="100%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19">
      <style:graphic-properties draw:fill="gradient" draw:fill-gradient-name="a23" draw:stroke="solid" svg:stroke-width="0.02083in" svg:stroke-color="#ffffff" svg:stroke-opacity="100%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G0S0P20">
      <style:graphic-properties draw:fill="gradient" draw:fill-gradient-name="a24" draw:stroke="solid" svg:stroke-width="0.02083in" svg:stroke-color="#ffffff" svg:stroke-opacity="100%"/>
    </style:style>
    <style:style style:family="chart" style:name="G0S0P21">
      <style:graphic-properties draw:fill="gradient" draw:fill-gradient-name="a25" draw:stroke="solid" svg:stroke-width="0.02083in" svg:stroke-color="#ffffff" svg:stroke-opacity="100%"/>
    </style:style>
    <style:style style:family="chart" style:name="G0S0P22">
      <style:graphic-properties draw:fill="gradient" draw:fill-gradient-name="a26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2" text:class-names="" text:cond-style-name="">;<text:s text:c="1"/></text:p>
        </chart:label-separator>
      </style:chart-properties>
      <style:graphic-properties draw:fill="gradient" draw:fill-gradient-name="a3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gradient" draw:fill-gradient-name="a4" draw:stroke="solid" svg:stroke-width="0.02083in" svg:stroke-color="#ffffff" svg:stroke-opacity="100%"/>
    </style:style>
    <style:style style:family="chart" style:name="G0S0P1">
      <style:graphic-properties draw:fill="gradient" draw:fill-gradient-name="a5" draw:stroke="solid" svg:stroke-width="0.02083in" svg:stroke-color="#ffffff" svg:stroke-opacity="100%"/>
    </style:style>
    <style:style style:family="chart" style:name="G0S0P2">
      <style:graphic-properties draw:fill="gradient" draw:fill-gradient-name="a6" draw:stroke="solid" svg:stroke-width="0.02083in" svg:stroke-color="#ffffff" svg:stroke-opacity="100%"/>
    </style:style>
    <style:style style:family="chart" style:name="G0S0P3">
      <style:graphic-properties draw:fill="gradient" draw:fill-gradient-name="a7" draw:stroke="solid" svg:stroke-width="0.02083in" svg:stroke-color="#ffffff" svg:stroke-opacity="100%"/>
    </style:style>
    <style:style style:family="chart" style:name="G0S0P4">
      <style:graphic-properties draw:fill="gradient" draw:fill-gradient-name="a8" draw:stroke="solid" svg:stroke-width="0.02083in" svg:stroke-color="#ffffff" svg:stroke-opacity="100%"/>
    </style:style>
    <style:style style:family="chart" style:name="G0S0P5">
      <style:graphic-properties draw:fill="gradient" draw:fill-gradient-name="a9" draw:stroke="solid" svg:stroke-width="0.02083in" svg:stroke-color="#ffffff" svg:stroke-opacity="100%"/>
    </style:style>
  </office:automatic-styles>
  <office:body>
    <office:chart>
      <chart:chart chart:class="chart:circle" svg:height="393.25pt" svg:width="548.5pt" chart:style-name="Crt0">
        <chart:title chart:style-name="CT00">
          <text:p text:style-name="a1" text:class-names="" text:cond-style-name="">Diagrammtitel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version1.$D$1:.$D$23"/>
          </chart:axis>
          <chart:axis chart:dimension="y"/>
          <chart:series chart:values-cell-range-address="version1.$E$1:.$E$2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  <chart:data-point chart:style-name="G0S0P13">
              <chart:data-label chart:style-name="DL0013"/>
            </chart:data-point>
            <chart:data-point chart:style-name="G0S0P14">
              <chart:data-label chart:style-name="DL0014"/>
            </chart:data-point>
            <chart:data-point chart:style-name="G0S0P15">
              <chart:data-label chart:style-name="DL0015"/>
            </chart:data-point>
            <chart:data-point chart:style-name="G0S0P16">
              <chart:data-label chart:style-name="DL0016"/>
            </chart:data-point>
            <chart:data-point chart:style-name="G0S0P17">
              <chart:data-label chart:style-name="DL0017"/>
            </chart:data-point>
            <chart:data-point chart:style-name="G0S0P18">
              <chart:data-label chart:style-name="DL0018"/>
            </chart:data-point>
            <chart:data-point chart:style-name="G0S0P19">
              <chart:data-label chart:style-name="DL0019"/>
            </chart:data-point>
            <chart:data-point chart:style-name="G0S0P20">
              <chart:data-label chart:style-name="DL0020"/>
            </chart:data-point>
            <chart:data-point chart:style-name="G0S0P21">
              <chart:data-label chart:style-name="DL0021"/>
            </chart:data-point>
            <chart:data-point chart:style-name="G0S0P22">
              <chart:data-label chart:style-name="DL0022"/>
            </chart:data-point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0" draw:style="linear" draw:angle="0" draw:start-color="#7cafdd" draw:end-color="#b0cfeb" draw:start-intensity="100%" draw:end-intensity="100%"/>
    <draw:gradient draw:name="a21" draw:style="linear" draw:angle="0" draw:start-color="#8cc168" draw:end-color="#badaa4" draw:start-intensity="100%" draw:end-intensity="100%"/>
    <draw:gradient draw:name="a22" draw:style="linear" draw:angle="0" draw:start-color="#335aa1" draw:end-color="#7798d4" draw:start-intensity="100%" draw:end-intensity="100%"/>
    <draw:gradient draw:name="a23" draw:style="linear" draw:angle="0" draw:start-color="#d26012" draw:end-color="#f19d64" draw:start-intensity="100%" draw:end-intensity="100%"/>
    <draw:gradient draw:name="a24" draw:style="linear" draw:angle="0" draw:start-color="#848484" draw:end-color="#b5b5b5" draw:start-intensity="100%" draw:end-intensity="100%"/>
    <draw:gradient draw:name="a25" draw:style="linear" draw:angle="0" draw:start-color="#cc9a00" draw:end-color="#ffd247" draw:start-intensity="100%" draw:end-intensity="100%"/>
    <draw:gradient draw:name="a26" draw:style="linear" draw:angle="0" draw:start-color="#327dc2" draw:end-color="#80b1de" draw:start-intensity="100%" draw:end-intensity="100%"/>
    <draw:gradient draw:name="a10" draw:style="linear" draw:angle="0" draw:start-color="#264478" draw:end-color="#5f86cc" draw:start-intensity="100%" draw:end-intensity="100%"/>
    <draw:gradient draw:name="a11" draw:style="linear" draw:angle="0" draw:start-color="#9e480e" draw:end-color="#ef8944" draw:start-intensity="100%" draw:end-intensity="100%"/>
    <draw:gradient draw:name="a12" draw:style="linear" draw:angle="0" draw:start-color="#636363" draw:end-color="#a1a1a1" draw:start-intensity="100%" draw:end-intensity="100%"/>
    <draw:gradient draw:name="a13" draw:style="linear" draw:angle="0" draw:start-color="#997300" draw:end-color="#ffca29" draw:start-intensity="100%" draw:end-intensity="100%"/>
    <draw:gradient draw:name="a14" draw:style="linear" draw:angle="0" draw:start-color="#255e91" draw:end-color="#63a0d7" draw:start-intensity="100%" draw:end-intensity="100%"/>
    <draw:gradient draw:name="a15" draw:style="linear" draw:angle="0" draw:start-color="#43682b" draw:end-color="#89c064" draw:start-intensity="100%" draw:end-intensity="100%"/>
    <draw:gradient draw:name="a16" draw:style="linear" draw:angle="0" draw:start-color="#698ed0" draw:end-color="#a5bbe3" draw:start-intensity="100%" draw:end-intensity="100%"/>
    <draw:gradient draw:name="a17" draw:style="linear" draw:angle="0" draw:start-color="#f1975a" draw:end-color="#f6c19c" draw:start-intensity="100%" draw:end-intensity="100%"/>
    <draw:gradient draw:name="a18" draw:style="linear" draw:angle="0" draw:start-color="#b7b7b7" draw:end-color="#d4d4d4" draw:start-intensity="100%" draw:end-intensity="100%"/>
    <draw:gradient draw:name="a19" draw:style="linear" draw:angle="0" draw:start-color="#ffcd33" draw:end-color="#ffe185" draw:start-intensity="100%" draw:end-intensity="100%"/>
    <draw:gradient draw:name="a3" draw:style="linear" draw:angle="0" draw:start-color="#4472c4" draw:end-color="#8faadc" draw:start-intensity="100%" draw:end-intensity="100%"/>
    <draw:gradient draw:name="a4" draw:style="linear" draw:angle="0" draw:start-color="#4472c4" draw:end-color="#8faadc" draw:start-intensity="100%" draw:end-intensity="100%"/>
    <draw:gradient draw:name="a5" draw:style="linear" draw:angle="0" draw:start-color="#ed7d31" draw:end-color="#f4b183" draw:start-intensity="100%" draw:end-intensity="100%"/>
    <draw:gradient draw:name="a6" draw:style="linear" draw:angle="0" draw:start-color="#a5a5a5" draw:end-color="#c9c9c9" draw:start-intensity="100%" draw:end-intensity="100%"/>
    <draw:gradient draw:name="a7" draw:style="linear" draw:angle="0" draw:start-color="#ffc000" draw:end-color="#ffd966" draw:start-intensity="100%" draw:end-intensity="100%"/>
    <draw:gradient draw:name="a8" draw:style="linear" draw:angle="0" draw:start-color="#5b9bd5" draw:end-color="#9dc3e6" draw:start-intensity="100%" draw:end-intensity="100%"/>
    <draw:gradient draw:name="a9" draw:style="linear" draw:angle="0" draw:start-color="#70ad47" draw:end-color="#a9d18e" draw:start-intensity="100%" draw:end-intensity="100%"/>
    <draw:fill-image xmlns:xlink="http://www.w3.org/1999/xlink" draw:name="a0" xlink:href="media/image1.png" xlink:show="embed" xlink:actuate="onLoad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75pt" svg:width="590.0pt" chart:style-name="Crt0">
        <chart:title chart:style-name="CT00">
          <text:p text:style-name="a0" text:class-names="" text:cond-style-name="">Diagrammtitel</text:p>
        </chart:title>
        <chart:plot-area chart:style-name="Plt0">
          <chart:axis chart:dimension="x" chart:name="primary-x" chart:style-name="Axs0">
            <chart:categories table:cell-range-address="targets2.$A$1:.$A$34"/>
          </chart:axis>
          <chart:axis chart:dimension="y" chart:name="primary-y" chart:style-name="Axs1">
            <chart:grid chart:class="major" chart:style-name="GMa1"/>
          </chart:axis>
          <chart:series chart:values-cell-range-address="targets2.$B$1:.$B$34" chart:class="chart:bar" chart:attached-axis="primary-y" chart:style-name="G0S0">
            <chart:data-point chart:repeated="3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15">
      <style:graphic-properties draw:fill="gradient" draw:fill-gradient-name="a18" draw:stroke="solid" svg:stroke-width="0.02083in" svg:stroke-color="#ffffff" svg:stroke-opacity="100%"/>
    </style:style>
    <style:style style:family="chart" style:name="G0S0P16">
      <style:graphic-properties draw:fill="gradient" draw:fill-gradient-name="a19" draw:stroke="solid" svg:stroke-width="0.02083in" svg:stroke-color="#ffffff" svg:stroke-opacity="100%"/>
    </style:style>
    <style:style style:family="chart" style:name="G0S0P17">
      <style:graphic-properties draw:fill="gradient" draw:fill-gradient-name="a20" draw:stroke="solid" svg:stroke-width="0.02083in" svg:stroke-color="#ffffff" svg:stroke-opacity="100%"/>
    </style:style>
    <style:style style:family="chart" style:name="G0S0P18">
      <style:graphic-properties draw:fill="gradient" draw:fill-gradient-name="a21" draw:stroke="solid" svg:stroke-width="0.02083in" svg:stroke-color="#ffffff" svg:stroke-opacity="100%"/>
    </style:style>
    <style:style style:family="chart" style:name="G0S0P19">
      <style:graphic-properties draw:fill="gradient" draw:fill-gradient-name="a22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bitmap" draw:fill-image-name="a0" style:repeat="repeat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;<text:s text:c="1"/></text:p>
        </chart:label-separator>
      </style:chart-properties>
      <style:graphic-properties draw:fill="gradient" draw:fill-gradient-name="a2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gradient" draw:fill-gradient-name="a3" draw:stroke="solid" svg:stroke-width="0.02083in" svg:stroke-color="#ffffff" svg:stroke-opacity="100%"/>
    </style:style>
    <style:style style:family="chart" style:name="G0S0P1">
      <style:graphic-properties draw:fill="gradient" draw:fill-gradient-name="a4" draw:stroke="solid" svg:stroke-width="0.02083in" svg:stroke-color="#ffffff" svg:stroke-opacity="100%"/>
    </style:style>
    <style:style style:family="chart" style:name="G0S0P2">
      <style:graphic-properties draw:fill="gradient" draw:fill-gradient-name="a5" draw:stroke="solid" svg:stroke-width="0.02083in" svg:stroke-color="#ffffff" svg:stroke-opacity="100%"/>
    </style:style>
    <style:style style:family="chart" style:name="G0S0P3">
      <style:graphic-properties draw:fill="gradient" draw:fill-gradient-name="a6" draw:stroke="solid" svg:stroke-width="0.02083in" svg:stroke-color="#ffffff" svg:stroke-opacity="100%"/>
    </style:style>
    <style:style style:family="chart" style:name="G0S0P4">
      <style:graphic-properties draw:fill="gradient" draw:fill-gradient-name="a7" draw:stroke="solid" svg:stroke-width="0.02083in" svg:stroke-color="#ffffff" svg:stroke-opacity="100%"/>
    </style:style>
    <style:style style:family="chart" style:name="G0S0P5">
      <style:graphic-properties draw:fill="gradient" draw:fill-gradient-name="a8" draw:stroke="solid" svg:stroke-width="0.02083in" svg:stroke-color="#ffffff" svg:stroke-opacity="100%"/>
    </style:style>
    <style:style style:family="chart" style:name="G0S0P6">
      <style:graphic-properties draw:fill="gradient" draw:fill-gradient-name="a9" draw:stroke="solid" svg:stroke-width="0.02083in" svg:stroke-color="#ffffff" svg:stroke-opacity="100%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gradient" draw:fill-gradient-name="a10" draw:stroke="solid" svg:stroke-width="0.02083in" svg:stroke-color="#ffffff" svg:stroke-opacity="100%"/>
    </style:style>
    <style:style style:family="chart" style:name="G0S0P8">
      <style:graphic-properties draw:fill="gradient" draw:fill-gradient-name="a11" draw:stroke="solid" svg:stroke-width="0.02083in" svg:stroke-color="#ffffff" svg:stroke-opacity="100%"/>
    </style:style>
    <style:style style:family="chart" style:name="G0S0P9">
      <style:graphic-properties draw:fill="gradient" draw:fill-gradient-name="a12" draw:stroke="solid" svg:stroke-width="0.02083in" svg:stroke-color="#ffffff" svg:stroke-opacity="100%"/>
    </style:style>
    <style:style style:family="chart" style:name="G0S0P20">
      <style:graphic-properties draw:fill="gradient" draw:fill-gradient-name="a23" draw:stroke="solid" svg:stroke-width="0.02083in" svg:stroke-color="#ffffff" svg:stroke-opacity="100%"/>
    </style:style>
    <style:style style:family="chart" style:name="G0S0P21">
      <style:graphic-properties draw:fill="gradient" draw:fill-gradient-name="a24" draw:stroke="solid" svg:stroke-width="0.02083in" svg:stroke-color="#ffffff" svg:stroke-opacity="100%"/>
    </style:style>
    <style:style style:family="chart" style:name="G0S0P22">
      <style:graphic-properties draw:fill="gradient" draw:fill-gradient-name="a25" draw:stroke="solid" svg:stroke-width="0.02083in" svg:stroke-color="#ffffff" svg:stroke-opacity="100%"/>
    </style:style>
    <style:style style:family="chart" style:name="Lgnd">
      <style:chart-properties chart:auto-position="false"/>
      <style:graphic-properties draw:fill="solid" draw:fill-color="#ffffff" draw:opacity="5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G0S0P10">
      <style:graphic-properties draw:fill="gradient" draw:fill-gradient-name="a13" draw:stroke="solid" svg:stroke-width="0.02083in" svg:stroke-color="#ffffff" svg:stroke-opacity="100%"/>
    </style:style>
    <style:style style:family="chart" style:name="G0S0P11">
      <style:graphic-properties draw:fill="gradient" draw:fill-gradient-name="a14" draw:stroke="solid" svg:stroke-width="0.02083in" svg:stroke-color="#ffffff" svg:stroke-opacity="100%"/>
    </style:style>
    <style:style style:family="chart" style:name="G0S0P12">
      <style:graphic-properties draw:fill="gradient" draw:fill-gradient-name="a15" draw:stroke="solid" svg:stroke-width="0.02083in" svg:stroke-color="#ffffff" svg:stroke-opacity="100%"/>
    </style:style>
    <style:style style:family="chart" style:name="G0S0P13">
      <style:graphic-properties draw:fill="gradient" draw:fill-gradient-name="a16" draw:stroke="solid" svg:stroke-width="0.02083in" svg:stroke-color="#ffffff" svg:stroke-opacity="100%"/>
    </style:style>
    <style:style style:family="chart" style:name="G0S0P14">
      <style:graphic-properties draw:fill="gradient" draw:fill-gradient-name="a17" draw:stroke="solid" svg:stroke-width="0.02083in" svg:stroke-color="#ffffff" svg:stroke-opacity="100%"/>
    </style:style>
  </office:automatic-styles>
  <office:body>
    <office:chart>
      <chart:chart chart:class="chart:circle" svg:height="377.75pt" svg:width="548.5pt" chart:style-name="Crt0">
        <chart:legend svg:x="38.41015748031496pt" svg:y="305.7495275590551pt" chart:style-name="Lgnd"/>
        <chart:plot-area chart:style-name="Plt0">
          <chart:axis chart:dimension="x">
            <chart:categories table:cell-range-address="versions2.$D$1:.$D$23"/>
          </chart:axis>
          <chart:axis chart:dimension="y"/>
          <chart:series chart:values-cell-range-address="versions2.$E$1:.$E$2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  <chart:data-point chart:style-name="G0S0P13">
              <chart:data-label chart:style-name="DL0013"/>
            </chart:data-point>
            <chart:data-point chart:style-name="G0S0P14">
              <chart:data-label chart:style-name="DL0014"/>
            </chart:data-point>
            <chart:data-point chart:style-name="G0S0P15">
              <chart:data-label chart:style-name="DL0015"/>
            </chart:data-point>
            <chart:data-point chart:style-name="G0S0P16">
              <chart:data-label chart:style-name="DL0016"/>
            </chart:data-point>
            <chart:data-point chart:style-name="G0S0P17">
              <chart:data-label chart:style-name="DL0017"/>
            </chart:data-point>
            <chart:data-point chart:style-name="G0S0P18">
              <chart:data-label chart:style-name="DL0018"/>
            </chart:data-point>
            <chart:data-point chart:style-name="G0S0P19">
              <chart:data-label chart:style-name="DL0019"/>
            </chart:data-point>
            <chart:data-point chart:style-name="G0S0P20">
              <chart:data-label chart:style-name="DL0020"/>
            </chart:data-point>
            <chart:data-point chart:style-name="G0S0P21">
              <chart:data-label chart:style-name="DL0021"/>
            </chart:data-point>
            <chart:data-point chart:style-name="G0S0P22">
              <chart:data-label chart:style-name="DL0022"/>
            </chart:data-point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0" draw:style="linear" draw:angle="0" draw:start-color="#8cc168" draw:end-color="#badaa4" draw:start-intensity="100%" draw:end-intensity="100%"/>
    <draw:gradient draw:name="a21" draw:style="linear" draw:angle="0" draw:start-color="#335aa1" draw:end-color="#7798d4" draw:start-intensity="100%" draw:end-intensity="100%"/>
    <draw:gradient draw:name="a22" draw:style="linear" draw:angle="0" draw:start-color="#d26012" draw:end-color="#f19d64" draw:start-intensity="100%" draw:end-intensity="100%"/>
    <draw:gradient draw:name="a23" draw:style="linear" draw:angle="0" draw:start-color="#848484" draw:end-color="#b5b5b5" draw:start-intensity="100%" draw:end-intensity="100%"/>
    <draw:gradient draw:name="a24" draw:style="linear" draw:angle="0" draw:start-color="#cc9a00" draw:end-color="#ffd247" draw:start-intensity="100%" draw:end-intensity="100%"/>
    <draw:gradient draw:name="a25" draw:style="linear" draw:angle="0" draw:start-color="#327dc2" draw:end-color="#80b1de" draw:start-intensity="100%" draw:end-intensity="100%"/>
    <draw:gradient draw:name="a10" draw:style="linear" draw:angle="0" draw:start-color="#9e480e" draw:end-color="#ef8944" draw:start-intensity="100%" draw:end-intensity="100%"/>
    <draw:gradient draw:name="a11" draw:style="linear" draw:angle="0" draw:start-color="#636363" draw:end-color="#a1a1a1" draw:start-intensity="100%" draw:end-intensity="100%"/>
    <draw:gradient draw:name="a12" draw:style="linear" draw:angle="0" draw:start-color="#997300" draw:end-color="#ffca29" draw:start-intensity="100%" draw:end-intensity="100%"/>
    <draw:gradient draw:name="a13" draw:style="linear" draw:angle="0" draw:start-color="#255e91" draw:end-color="#63a0d7" draw:start-intensity="100%" draw:end-intensity="100%"/>
    <draw:gradient draw:name="a14" draw:style="linear" draw:angle="0" draw:start-color="#43682b" draw:end-color="#89c064" draw:start-intensity="100%" draw:end-intensity="100%"/>
    <draw:gradient draw:name="a15" draw:style="linear" draw:angle="0" draw:start-color="#698ed0" draw:end-color="#a5bbe3" draw:start-intensity="100%" draw:end-intensity="100%"/>
    <draw:gradient draw:name="a16" draw:style="linear" draw:angle="0" draw:start-color="#f1975a" draw:end-color="#f6c19c" draw:start-intensity="100%" draw:end-intensity="100%"/>
    <draw:gradient draw:name="a17" draw:style="linear" draw:angle="0" draw:start-color="#b7b7b7" draw:end-color="#d4d4d4" draw:start-intensity="100%" draw:end-intensity="100%"/>
    <draw:gradient draw:name="a18" draw:style="linear" draw:angle="0" draw:start-color="#ffcd33" draw:end-color="#ffe185" draw:start-intensity="100%" draw:end-intensity="100%"/>
    <draw:gradient draw:name="a19" draw:style="linear" draw:angle="0" draw:start-color="#7cafdd" draw:end-color="#b0cfeb" draw:start-intensity="100%" draw:end-intensity="100%"/>
    <draw:gradient draw:name="a2" draw:style="linear" draw:angle="0" draw:start-color="#4472c4" draw:end-color="#8faadc" draw:start-intensity="100%" draw:end-intensity="100%"/>
    <draw:gradient draw:name="a3" draw:style="linear" draw:angle="0" draw:start-color="#4472c4" draw:end-color="#8faadc" draw:start-intensity="100%" draw:end-intensity="100%"/>
    <draw:gradient draw:name="a4" draw:style="linear" draw:angle="0" draw:start-color="#ed7d31" draw:end-color="#f4b183" draw:start-intensity="100%" draw:end-intensity="100%"/>
    <draw:gradient draw:name="a5" draw:style="linear" draw:angle="0" draw:start-color="#a5a5a5" draw:end-color="#c9c9c9" draw:start-intensity="100%" draw:end-intensity="100%"/>
    <draw:gradient draw:name="a6" draw:style="linear" draw:angle="0" draw:start-color="#ffc000" draw:end-color="#ffd966" draw:start-intensity="100%" draw:end-intensity="100%"/>
    <draw:gradient draw:name="a7" draw:style="linear" draw:angle="0" draw:start-color="#5b9bd5" draw:end-color="#9dc3e6" draw:start-intensity="100%" draw:end-intensity="100%"/>
    <draw:gradient draw:name="a8" draw:style="linear" draw:angle="0" draw:start-color="#70ad47" draw:end-color="#a9d18e" draw:start-intensity="100%" draw:end-intensity="100%"/>
    <draw:gradient draw:name="a9" draw:style="linear" draw:angle="0" draw:start-color="#264478" draw:end-color="#5f86cc" draw:start-intensity="100%" draw:end-intensity="100%"/>
    <draw:fill-image xmlns:xlink="http://www.w3.org/1999/xlink" draw:name="a0" xlink:href="media/image1.png" xlink:show="embed" xlink:actuate="onLoad"/>
  </office:styles>
</office:document-styles>
</file>